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paragraph-properties fo:text-align="center" style:justify-single-word="false"/>
      <style:text-properties fo:font-size="16pt" officeooo:rsid="00036490" style:font-size-asian="16pt" style:font-size-complex="16pt"/>
    </style:style>
    <style:style style:name="P2" style:family="paragraph" style:parent-style-name="Standard">
      <style:paragraph-properties fo:text-align="start" style:justify-single-word="false"/>
      <style:text-properties fo:font-size="16pt" officeooo:rsid="00036490" style:font-size-asian="16pt" style:font-size-complex="16pt"/>
    </style:style>
    <style:style style:name="P3" style:family="paragraph" style:list-style-name="L1"/>
    <style:style style:name="P4" style:family="paragraph" style:parent-style-name="Text_20_body" style:list-style-name="L1"/>
    <style:style style:name="P5" style:family="paragraph" style:list-style-name="L2"/>
    <style:style style:name="P6" style:family="paragraph" style:list-style-name="L3"/>
    <style:style style:name="P7" style:family="paragraph" style:list-style-name="L4"/>
    <style:style style:name="P8" style:family="paragraph" style:list-style-name="L5"/>
    <style:style style:name="P9" style:family="paragraph" style:list-style-name="L6"/>
    <style:style style:name="P10" style:family="paragraph" style:list-style-name="L7"/>
    <style:style style:name="P11" style:family="paragraph" style:list-style-name="L8"/>
    <style:style style:name="T1" style:family="text">
      <style:text-properties style:font-name="Roboto" fo:font-size="8.39999961853027pt" fo:font-style="normal" fo:font-weight="normal"/>
    </style:style>
    <style:style style:name="T2" style:family="text">
      <style:text-properties fo:font-variant="normal" fo:text-transform="none" fo:color="#eff3f8" loext:opacity="100%" style:font-name="Roboto" fo:font-size="14pt" fo:letter-spacing="normal" fo:font-style="normal" fo:font-weight="bold" loext:padding-left="0.049cm" loext:padding-right="0.049cm" loext:padding-top="0.049cm" loext:padding-bottom="0.085cm" loext:border="0.06pt solid #24385b"/>
    </style:style>
    <style:style style:name="T3" style:family="text">
      <style:text-properties fo:font-variant="normal" fo:text-transform="none" fo:color="#eff3f8" loext:opacity="100%" style:font-name="Roboto" fo:font-size="8.39999961853027pt" fo:letter-spacing="normal" fo:font-style="normal" fo:font-weight="bold"/>
    </style:style>
    <style:style style:name="T4" style:family="text">
      <style:text-properties fo:font-variant="normal" fo:text-transform="none" fo:color="#eff3f8" loext:opacity="100%" style:font-name="Roboto" fo:font-size="8.39999961853027pt" fo:letter-spacing="normal" fo:font-style="normal" fo:font-weight="normal"/>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ller de creacion de startups</text:p>
      <text:p text:style-name="P2"/>
      <text:p text:style-name="Text_20_body"><text:span text:style-name="Strong_20_Emphasis">Que se necesita para fundar una Startup</text:span></text:p>
      <text:list xml:id="list1264735985" text:style-name="L1">
        <text:list-item>
          <text:p text:style-name="P4">La idea no vale nada hasta que se ejecuta</text:p>
        </text:list-item>
        <text:list-item>
          <text:p text:style-name="P4">Son experimentos que al ser rentables se convierten en empresa</text:p>
        </text:list-item>
        <text:list-item>
          <text:p text:style-name="P4">Solo emprender si no hay otra forma de hacer lo que quieres</text:p>
        </text:list-item>
        <text:list-item>
          <text:p text:style-name="P4">Construye algo que la gente ame, se experto en tu industria</text:p>
        </text:list-item>
        <text:list-item>
          <text:p text:style-name="P4">Misión clara , cultura para conseguir el talento adecuado</text:p>
        </text:list-item>
        <text:list-item>
          <text:p text:style-name="P4">Asegurar que la empresa tenga dinero, mantén la paz, eres la ultima barrera de conflicto</text:p>
        </text:list-item>
        <text:list-item>
          <text:p text:style-name="P4">Si tienes éxito probablemente no harás lo que amas y nadie te tendrá empatia, toma desiciones rapidas</text:p>
        </text:list-item>
        <text:list-item>
          <text:p text:style-name="P4">Nadie te debe nada, toda la culpa es tuya, ten métricas claras, construye el futuro</text:p>
        </text:list-item>
      </text:list>
      <text:p text:style-name="Text_20_body">Les dejo mi resumen de este módulo:</text:p>
      <text:p text:style-name="Text_20_body">¿Cómo validas las ideas que tienes cuando construyes tu negocio?</text:p>
      <text:p text:style-name="Text_20_body"><text:span text:style-name="Strong_20_Emphasis">Objetivos</text:span><text:line-break/>Cómo vender B2B y B2C<text:line-break/>Encontrar clientes potenciales<text:line-break/>Cómo validar</text:p>
      <text:p text:style-name="Text_20_body">¿Qué es lo que los usuarios quieren? ¿Estás construyendo algo por lo que la gente pagaría?<text:line-break/>Entiende a tu buyer persona para proveer soluciones por las que estaría dispuesto a pagar.<text:line-break/>Networking</text:p>
      <text:p text:style-name="Text_20_body"><text:span text:style-name="Strong_20_Emphasis">¿Por dónde comenzar?</text:span><text:line-break/><text:span text:style-name="Strong_20_Emphasis">Business to Business:</text:span> usa LinkedIn Sales Navigator para buscar y conocer clientes potenciales.<text:line-break/><text:span text:style-name="Strong_20_Emphasis">Business to Client:</text:span> busca tendencias en Facebook, Reddit, Pinterest, etc.</text:p>
      <text:p text:style-name="Text_20_body"><text:span text:style-name="Strong_20_Emphasis">¿Qué está buscando el cliente?</text:span> Ve a donde está, a su entorno y háblale en su idioma.<text:line-break/>Conocer al cliente, su sitio web, LinkedIn, su comunicación, respuestas y lo que comparten.<text:line-break/>Si no tenemos esa información ver en lo que el cliente trabajaba antes.</text:p>
      <text:p text:style-name="Text_20_body"><text:span text:style-name="Strong_20_Emphasis">Consejos al hablar con un cliente potencial</text:span></text:p>
      <text:list xml:id="list220345531" text:style-name="L2">
        <text:list-item>
          <text:p text:style-name="Text_20_body">El objetivo es recopilar retroalimentación.</text:p>
        </text:list-item>
        <text:list-item>
          <text:p text:style-name="Text_20_body">No estés constantemente vendiendo el producto.</text:p>
        </text:list-item>
        <text:list-item>
          <text:p text:style-name="Text_20_body">Dale tiempo al cliente para compartir sus preocupaciones.</text:p>
        </text:list-item>
        <text:list-item>
          <text:p text:style-name="Text_20_body">Toma el feedback de tu producto con serenidad.</text:p>
        </text:list-item>
        <text:list-item>
          <text:p text:style-name="Text_20_body">Usa preguntas abiertas para profundizar en los desafíos del cliente.</text:p>
        </text:list-item>
        <text:list-item>
          <text:p text:style-name="Text_20_body">Empatizar con el cliente, que sepa que lo estás escuchando realmente y puedes darle feedback honesto en el futuro para<text:line-break/>que puedan ganar dinero o mejorar sus resultados.</text:p>
        </text:list-item>
        <text:list-item>
          <text:p text:style-name="Text_20_body"><text:soft-page-break/>Toma notas de todo</text:p>
        </text:list-item>
        <text:list-item>
          <text:p text:style-name="Text_20_body">Graba las sesiones de ser posible (pide permiso)</text:p>
        </text:list-item>
        <text:list-item>
          <text:p text:style-name="Text_20_body">Da seguimiento a todo el material recopilado</text:p>
        </text:list-item>
        <text:list-item>
          <text:p text:style-name="Text_20_body">Respalda tu información con datos sólidos de fuentes confiables de reputación sólida.</text:p>
        </text:list-item>
      </text:list>
      <text:p text:style-name="Text_20_body"><text:span text:style-name="Strong_20_Emphasis">Recapitulando</text:span><text:line-break/>Céntrate en lo que el cliente está buscando, en sus retos más grandes y dejalo que hable. Ve a su entorno, habla su idioma y llega con una presentación bien preparada de tu producto.</text:p>
      <text:p text:style-name="Text_20_body"/>
      <text:p text:style-name="Text_20_body">ANTES DE LANZAR:</text:p>
      <text:list xml:id="list654155665" text:style-name="L3">
        <text:list-item>
          <text:p text:style-name="Text_20_body">PMV: Producto mínimo viable: La versión mas sencilla del producto o servicio. Que sobreviva al mercado.</text:p>
        </text:list-item>
        <text:list-item>
          <text:p text:style-name="Text_20_body">Validación: Estar seguro que las personas quieren este producto o servicio.<text:line-break/>COMO INICIAR ¿Qué tienen en común?<text:line-break/>Resuelven cosas concretas y necesarias<text:line-break/>Van probando<text:line-break/>Conocían su mercado<text:line-break/>Crearon algo que gusta que las mismas personas lo promueven<text:line-break/>Se lanzaron sin perfección<text:line-break/>DOS ETAPAS CLAVES</text:p>
        </text:list-item>
      </text:list>
      <text:list xml:id="list3580853422" text:style-name="L4">
        <text:list-item>
          <text:p text:style-name="Text_20_body">Silenciosa : Crear la base<text:line-break/>Básicos:</text:p>
        </text:list-item>
      </text:list>
      <text:list xml:id="list1900370951" text:style-name="L5">
        <text:list-item>
          <text:p text:style-name="Text_20_body">Tener nombre</text:p>
        </text:list-item>
        <text:list-item>
          <text:p text:style-name="Text_20_body">Deck: Herramientas de venta y comunicación. Levantar capital y atraer clientes<text:line-break/>Credibilidad:</text:p>
        </text:list-item>
        <text:list-item>
          <text:p text:style-name="Text_20_body">Tener sitio web</text:p>
        </text:list-item>
        <text:list-item>
          <text:p text:style-name="Text_20_body">Incorporación: Constitución legal para formalizar empresa y recibir dinero<text:line-break/>Momentos claves: Probar pitch - Probar la audiencia -</text:p>
        </text:list-item>
      </text:list>
      <text:list xml:id="list3146443109" text:style-name="L6">
        <text:list-item>
          <text:p text:style-name="Text_20_body">Hacer Ruido:<text:line-break/>A tu alcance: Con lo que ya contamos</text:p>
        </text:list-item>
      </text:list>
      <text:list xml:id="list1650249445" text:style-name="L7">
        <text:list-item>
          <text:p text:style-name="Text_20_body">Redes sociales : Donde esta mi audiencia?</text:p>
        </text:list-item>
        <text:list-item>
          <text:p text:style-name="Text_20_body">Comunidad: Crear o pertenecer a una comunidad</text:p>
        </text:list-item>
        <text:list-item>
          <text:p text:style-name="Text_20_body">Redes existentes: Contar con apoyo de redes.<text:line-break/>Más Allá:</text:p>
        </text:list-item>
        <text:list-item>
          <text:p text:style-name="Text_20_body">Crowdfunding: Validar idea que las personas quieren. Levantar capital. Promocionar el producto.</text:p>
        </text:list-item>
        <text:list-item>
          <text:p text:style-name="Text_20_body">Expandir redes: Networking - Concretizar todo lo posible. Pedir ayuda.</text:p>
        </text:list-item>
        <text:list-item>
          <text:p text:style-name="Text_20_body">Crear comunidad: Potenciales clientes.</text:p>
        </text:list-item>
        <text:list-item>
          <text:p text:style-name="Text_20_body"><text:soft-page-break/>Contactar en frió: Hablar a personas que no conocemos.</text:p>
        </text:list-item>
        <text:list-item>
          <text:p text:style-name="Text_20_body">Fiestas o relaciones públicas ? Es mejor invertir eso en productividad, pero si se cuenta con el capital y dependiendo del negocio puede servir.<text:line-break/>Momentos Claves: Ruido estratégico dependiendo de la audiencia. Ver que red social es la mejor - Apoyarse en redes, recursos existentes - Conocer a tu audiencia<text:line-break/>Consejos Claves_<text:line-break/>Ser accesible<text:line-break/>Retroalimentación<text:line-break/>Escucho, luego existo</text:p>
        </text:list-item>
      </text:list>
      <text:p text:style-name="Standard"/>
      <text:p text:style-name="Text_20_body">Les dejo mi resumen de este módulo:</text:p>
      <text:p text:style-name="Text_20_body">Tu idea no vale nada hasta que la ejecutes.<text:line-break/><text:span text:style-name="Strong_20_Emphasis">¿Cómo validar tu idea rápidamente y a bajo costo?</text:span><text:line-break/>Fomentar una mentalidad de experimentación y compartir algunas acciones para validar tus ideas en cualquier momento del ciclo de vida de inicio de una manera barata y rápida.<text:line-break/>Iterar bastante hasta llegar a una validación.</text:p>
      <text:p text:style-name="Text_20_body">Las startups tienen recursos limitados, el talento y el desarrollo de código son costosos.</text:p>
      <text:p text:style-name="Text_20_body"><text:span text:style-name="Strong_20_Emphasis">Estructura</text:span><text:line-break/><text:span text:style-name="Strong_20_Emphasis">Expresa tu idea en una sola frase.</text:span> Enumera en una frase tu beneficio y el problema que resuelves.</text:p>
      <text:p text:style-name="Text_20_body">“Una buena prueba para validar una idea, es poder articular el porqué aunque la mayoría de la gente cree que es una mala idea, tú entiendes lo que la hace buena.” Sam Altman (presidente Y Combinator)</text:p>
      <text:p text:style-name="Text_20_body">Estructura tu idea<text:line-break/>Asegúrate de que es la idea correcta.</text:p>
      <text:list xml:id="list3110724883" text:style-name="L8">
        <text:list-item>
          <text:p text:style-name="Text_20_body">¿El problema es real?</text:p>
        </text:list-item>
        <text:list-item>
          <text:p text:style-name="Text_20_body">¿Puede tener un gran impacto?</text:p>
        </text:list-item>
        <text:list-item>
          <text:p text:style-name="Text_20_body">Experiencia (¿la tienes, puedes resolver el problema?)</text:p>
        </text:list-item>
      </text:list>
      <text:p text:style-name="Text_20_body"><text:span text:style-name="Strong_20_Emphasis">Validar la idea</text:span><text:line-break/>Habla con tus usuarios potenciales<text:line-break/>Offline (pregunta clave, ¿pagarias con ello? ¿cuánto?)<text:line-break/>Pulir la idea con feedback</text:p>
      <text:p text:style-name="Text_20_body">Online, si tienes una idea, publícala online y pide que la juzguen. No tengas miedo de creer que es una idea única y de que la quieres patentar o miedo de que la roben. Despréndete de tus ideas. Create una piel gruesa a las críticas.</text:p>
      <text:p text:style-name="Text_20_body">Si estás desarrollando software anda al mundo offline y observa a tus potenciales usuarios. Que prueben tu servicio.<text:line-break/>Que haya interacción.</text:p>
      <text:p text:style-name="Text_20_body">En el mundo online podemos ir a kickstarter, indiegogo, plataformas de crowdfunding donde anunciamos nuestra idea, producto y/o servicio. ¿Estarán dispuestos a financiarlo?</text:p>
      <text:p text:style-name="Text_20_body"><text:soft-page-break/>En Twitter tenemos 280 caracteres para expresar nuestra idea. A/B testing sobre nuestro speech.<text:line-break/>También hay un foro en Platzi.</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2T19:42:33.035000000</meta:creation-date>
    <dc:date>2022-02-02T21:33:06.177000000</dc:date>
    <meta:editing-duration>PT1H50M32S</meta:editing-duration>
    <meta:editing-cycles>4</meta:editing-cycles>
    <meta:generator>LibreOffice/7.2.2.2$Windows_X86_64 LibreOffice_project/02b2acce88a210515b4a5bb2e46cbfb63fe97d56</meta:generator>
    <meta:document-statistic meta:table-count="0" meta:image-count="0" meta:object-count="0" meta:page-count="4" meta:paragraph-count="59" meta:word-count="929" meta:character-count="5541" meta:non-whitespace-character-count="4708"/>
  </office:meta>
</office:document-meta>
</file>